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4e7" officeooo:paragraph-rsid="000fb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08:01:10.762107252</meta:creation-date>
    <dc:date>2023-09-06T08:01:28.833245239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